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09in"/>
    </style:style>
    <style:style style:name="co2" style:family="table-column">
      <style:table-column-properties fo:break-before="auto" style:column-width="1.1709in"/>
    </style:style>
    <style:style style:name="co3" style:family="table-column">
      <style:table-column-properties fo:break-before="auto" style:column-width="4.7866in"/>
    </style:style>
    <style:style style:name="co4" style:family="table-column">
      <style:table-column-properties fo:break-before="auto" style:column-width="2.6126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2.1543in"/>
    </style:style>
    <style:style style:name="co7" style:family="table-column">
      <style:table-column-properties fo:break-before="auto" style:column-width="3.956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6666ff"/>
    </style:style>
    <style:style style:name="ce3" style:family="table-cell" style:parent-style-name="Default">
      <style:table-cell-properties fo:background-color="#3333ff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Basic Interac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Login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Class</text:p>
          </table:table-cell>
          <table:table-cell office:value-type="string">
            <text:p>Action</text:p>
          </table:table-cell>
          <table:table-cell/>
          <table:table-cell office:value-type="string">
            <text:p>Comments</text:p>
          </table:table-cell>
          <table:table-cell table:number-columns-repeated="1020"/>
        </table:table-row>
        <table:table-row table:style-name="ro1">
          <table:table-cell office:value-type="string">
            <text:p>User</text:p>
          </table:table-cell>
          <table:table-cell office:value-type="string">
            <text:p>request login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login(String user, String password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count Management : Database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authentication(String user, String password)</text:p>
          </table:table-cell>
          <table:table-cell table:number-columns-repeated="1021"/>
        </table:table-row>
        <table:table-row table:style-name="ro1">
          <table:table-cell office:value-type="string">
            <text:p>if true:</text:p>
          </table:table-cell>
          <table:table-cell/>
          <table:table-cell office:value-type="string">
            <text:p>authenticate.setTrue(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eturn userDetails(Student x)</text:p>
          </table:table-cell>
          <table:table-cell table:number-columns-repeated="1021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" office:value-type="string">
            <text:p>Check for modules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User</text:p>
          </table:table-cell>
          <table:table-cell office:value-type="string">
            <text:p>request modul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etrieveModule(String moduleCode)</text:p>
          </table:table-cell>
          <table:table-cell table:number-columns-repeated="1021"/>
        </table:table-row>
        <table:table-row table:style-name="ro1">
          <table:table-cell office:value-type="string">
            <text:p>ModuleManagement: Database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checkIfModuleExist(String moduleCode)</text:p>
          </table:table-cell>
          <table:table-cell table:number-columns-repeated="1021"/>
        </table:table-row>
        <table:table-row table:style-name="ro1">
          <table:table-cell office:value-type="string">
            <text:p>if true: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return Module x;</text:p>
          </table:table-cell>
          <table:table-cell table:number-columns-repeated="1021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1" office:value-type="string">
            <text:p>Bid for modules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User</text:p>
          </table:table-cell>
          <table:table-cell office:value-type="string">
            <text:p>make bid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bid(String moduleCode, int bidPoint, int accountBalanc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uleManagement: Database</text:p>
          </table:table-cell>
          <table:table-cell/>
          <table:table-cell office:value-type="string">
            <text:p>checkIfModuleExist(String moduleCod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checkForTimeClash(ArrayList studentModules, TimeSlot moduleSelected)</text:p>
          </table:table-cell>
          <table:table-cell table:number-columns-repeated="1021"/>
        </table:table-row>
        <table:table-row table:style-name="ro1">
          <table:table-cell office:value-type="string">
            <text:p>Account Management : Database</text:p>
          </table:table-cell>
          <table:table-cell/>
          <table:table-cell office:value-type="string">
            <text:p>checkIfUserHasEnoughCredit(int accountBalance, int bidPoint)</text:p>
          </table:table-cell>
          <table:table-cell table:number-columns-repeated="1021"/>
        </table:table-row>
        <table:table-row table:style-name="ro1">
          <table:table-cell office:value-type="string">
            <text:p>Bidding System</text:p>
          </table:table-cell>
          <table:table-cell/>
          <table:table-cell office:value-type="string">
            <text:p>checkIfUserCanMakeBid(int userBidPoint, String moduleCode)</text:p>
          </table:table-cell>
          <table:table-cell office:value-type="string">
            <text:p>//compare the bidpoint to the lowest bi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f all true</text:p>
          </table:table-cell>
          <table:table-cell table:number-columns-repeated="1023"/>
        </table:table-row>
        <table:table-row table:style-name="ro1">
          <table:table-cell office:value-type="string">
            <text:p>Bidding System</text:p>
          </table:table-cell>
          <table:table-cell/>
          <table:table-cell office:value-type="string">
            <text:p>storeBid(String moduleCode, int bidPoint, String userID)</text:p>
          </table:table-cell>
          <table:table-cell table:number-columns-repeated="1021"/>
        </table:table-row>
        <table:table-row table:style-name="ro1">
          <table:table-cell office:value-type="string">
            <text:p>Account Management : Database</text:p>
          </table:table-cell>
          <table:table-cell/>
          <table:table-cell office:value-type="string">
            <text:p>deductAndUpdatePoints(String userID, int bidPoints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ddModule(ArrayList studentModules, Module moduleCode)</text:p>
          </table:table-cell>
          <table:table-cell table:number-columns-repeated="1021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>
            <text:p>display current bidding </text:p>
          </table:table-cell>
          <table:table-cell table:number-columns-repeated="1023"/>
        </table:table-row>
        <table:table-row table:style-name="ro1">
          <table:table-cell office:value-type="string">
            <text:p>User</text:p>
          </table:table-cell>
          <table:table-cell office:value-type="string">
            <text:p>display</text:p>
          </table:table-cell>
          <table:table-cell office:value-type="string">
            <text:p>display(ArrayList moduleCode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idding System</text:p>
          </table:table-cell>
          <table:table-cell office:value-type="string">
            <text:p>return</text:p>
          </table:table-cell>
          <table:table-cell office:value-type="string">
            <text:p>details(ArrayList module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 this format</text:p>
          </table:table-cell>
          <table:table-cell office:value-type="string">
            <text:p>Module Code, TimeSlot, Vacancy, Current lowest Bid, Current Highest Bid</text:p>
          </table:table-cell>
          <table:table-cell table:number-columns-repeated="1021"/>
        </table:table-row>
      </table:table>
      <table:table table:name="Classes and methods required" table:style-name="ta1" table:print="false">
        <table:table-column table:style-name="co6" table:default-cell-style-name="ce4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Parent class DataBas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ores all data in the text fil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ads whenever system is loaded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rites after every action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Method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adFile(xxxx.txt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riteFile(xxxx.txt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ogger: Database</text:p>
          </table:table-cell>
          <table:table-cell table:number-columns-repeated="2"/>
          <table:table-cell office:value-type="string">
            <text:p>Can wai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s every action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AccountManagement: Database</text:p>
          </table:table-cell>
          <table:table-cell table:number-columns-repeated="2"/>
          <table:table-cell office:value-type="string">
            <text:p>Limit to student for now, ignore administrator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d every student accounts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thenticate student when he logs in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pdate student account information when there are changes: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) changes to bidding points availab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) changes to modules that student is bidding fo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) changes to modules that student is takin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ariables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rayList student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Methods</text:p>
          </table:table-cell>
          <table:table-cell table:number-columns-repeated="3"/>
        </table:table-row>
        <table:table-row table:style-name="ro1">
          <table:table-cell office:value-type="string">
            <text:p>public student</text:p>
          </table:table-cell>
          <table:table-cell office:value-type="string">
            <text:p>authentication(String user, String password){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serExist(String user, String password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turn x</text:p>
          </table:table-cell>
          <table:table-cell table:number-columns-repeated="2"/>
        </table:table-row>
        <table:table-row table:style-name="ro1">
          <table:table-cell office:value-type="string">
            <text:p>}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ublic boolean</text:p>
          </table:table-cell>
          <table:table-cell office:value-type="string">
            <text:p>userExist(String user, String password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ublic boolean</text:p>
          </table:table-cell>
          <table:table-cell office:value-type="string">
            <text:p>checkIfUserHasEnoughCredit(int accountBalance, int bidPoint)</text:p>
          </table:table-cell>
          <table:table-cell table:number-columns-repeated="2"/>
        </table:table-row>
        <table:table-row table:style-name="ro1">
          <table:table-cell office:value-type="string">
            <text:p>public boolean</text:p>
          </table:table-cell>
          <table:table-cell office:value-type="string">
            <text:p>deductAndUpdatePoints(String userID, int bidPoints)</text:p>
          </table:table-cell>
          <table:table-cell table:number-columns-repeated="2"/>
        </table:table-row>
        <table:table-row table:style-name="ro1">
          <table:table-cell office:value-type="string">
            <text:p>public boolean</text:p>
          </table:table-cell>
          <table:table-cell office:value-type="string">
            <text:p>addModule(ArrayList studentModules, Module moduleCode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Default" office:value-type="string">
            <text:p>ModuleManagement: Database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ore all the modules availabl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ore all the different time slots for each module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ring retrieve module, check for module code containing module co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at student request fo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amp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udent request(module CS1230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turn CS1230a 1100 13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turn CS1230b 1400 160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Methods</text:p>
          </table:table-cell>
          <table:table-cell table:number-columns-repeated="3"/>
        </table:table-row>
        <table:table-row table:style-name="ro1">
          <table:table-cell office:value-type="string">
            <text:p>public boolean</text:p>
          </table:table-cell>
          <table:table-cell office:value-type="string">
            <text:p>checkIfModuleExist(String moduleCode)</text:p>
          </table:table-cell>
          <table:table-cell table:number-columns-repeated="2"/>
        </table:table-row>
        <table:table-row table:style-name="ro1">
          <table:table-cell office:value-type="string">
            <text:p>public boolean</text:p>
          </table:table-cell>
          <table:table-cell office:value-type="string">
            <text:p>checkForTimeClash(ArrayList studentModules, TimeSlot moduleSelecte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Default" office:value-type="string">
            <text:p>Bidding System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eck if student can bid for a modul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ore bid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lculate and return lowest bid, highest bid etc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>
            <text:p>Methods</text:p>
          </table:table-cell>
          <table:table-cell table:number-columns-repeated="3"/>
        </table:table-row>
        <table:table-row table:style-name="ro1">
          <table:table-cell office:value-type="string">
            <text:p>public boolean</text:p>
          </table:table-cell>
          <table:table-cell office:value-type="string">
            <text:p>checkIfUserCanMakeBid(int userBidPoint, String moduleCode)</text:p>
          </table:table-cell>
          <table:table-cell table:number-columns-repeated="2"/>
        </table:table-row>
        <table:table-row table:style-name="ro1">
          <table:table-cell office:value-type="string">
            <text:p>public boolean</text:p>
          </table:table-cell>
          <table:table-cell office:value-type="string">
            <text:p>storeBid(String moduleCode, int bidPoint, String userID)</text:p>
          </table:table-cell>
          <table:table-cell table:number-columns-repeated="2"/>
        </table:table-row>
        <table:table-row table:style-name="ro1">
          <table:table-cell office:value-type="string">
            <text:p>public Module</text:p>
          </table:table-cell>
          <table:table-cell office:value-type="string">
            <text:p>details(ArrayList module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Module Code, TimeSlot, Vacancy, Current lowest Bid, Current Highest Bid</text:p>
          </table:table-cell>
          <table:table-cell table:number-columns-repeated="2"/>
        </table:table-row>
        <table:table-row table:style-name="ro1" table:number-rows-repeated="104849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SG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10/18/2015</text:date>, <text:time>10:5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ica Ho</meta:initial-creator>
    <meta:creation-date>2015-10-17T23:00:05.42</meta:creation-date>
    <dc:date>2015-10-18T10:53:33.99</dc:date>
    <dc:creator>Jessica Ho</dc:creator>
    <meta:editing-duration>PT1H4M29S</meta:editing-duration>
    <meta:editing-cycles>4</meta:editing-cycles>
    <meta:generator>OpenOffice/4.1.1$Win32 OpenOffice.org_project/411m6$Build-9775</meta:generator>
    <meta:document-statistic meta:table-count="3" meta:cell-count="122" meta:object-count="0"/>
  </office:meta>
</office:document-meta>
</file>